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514cm"/>
    </style:style>
    <style:style style:name="co2" style:family="table-column">
      <style:table-column-properties fo:break-before="auto" style:column-width="7.523cm"/>
    </style:style>
    <style:style style:name="co3" style:family="table-column">
      <style:table-column-properties fo:break-before="auto" style:column-width="5.565cm"/>
    </style:style>
    <style:style style:name="co4" style:family="table-column">
      <style:table-column-properties fo:break-before="auto" style:column-width="4.068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3.4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0.74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ff0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ibreria LASD ex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genda metodi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mplementato</text:p>
          </table:table-cell>
          <table:table-cell table:style-name="ce3" office:value-type="string" calcext:value-type="string">
            <text:p>Virtuale = 0</text:p>
          </table:table-cell>
          <table:table-cell table:style-name="ce4" office:value-type="string" calcext:value-type="string">
            <text:p>Eliminat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ontainer OK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mpty(): bool</text:p>
          </table:table-cell>
          <table:table-cell table:style-name="ce1" office:value-type="string" calcext:value-type="string">
            <text:p>Size(): ulo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learableC: Container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lear(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ResizableC: ClearableC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esize(ulong): voi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lear(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estableC: Container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xists(Data): boo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raversableC: TestableC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raverse(TraverseFun): void</text:p>
          </table:table-cell>
          <table:table-cell table:style-name="ce1" office:value-type="string" calcext:value-type="string">
            <text:p>Fold&lt;Acc&gt;(FoldFunAcc&lt;Acc&gt;, Acc): Ac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sts(Data): boo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reOrderTC: TraversableC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eTraverse(TraverseFun): void</text:p>
          </table:table-cell>
          <table:table-cell table:style-name="ce1" office:value-type="string" calcext:value-type="string">
            <text:p>PreFold&lt;Acc&gt;(FoldFunAcc&lt;Acc&gt;, Acc): Ac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verse(TraverseFun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ostOrderTC: TraversableC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ostTraverse(TraverseFun): void</text:p>
          </table:table-cell>
          <table:table-cell table:style-name="ce1" office:value-type="string" calcext:value-type="string">
            <text:p>PostFold&lt;Acc&gt;(FoldFunAcc&lt;Acc&gt;, Acc): Ac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verse(TraverseFun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appableC: TraversableC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p(MapFun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reOrderMC: MappableTC, PreOrderTC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eMap(MapFun): voi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p(MapFun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ostOrderMC: MappableTC, PostOrderTC 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ostMap(MapFun): voi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p(MapFun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inearC: PostOrderMC, PreOrderMC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operator[ ](ulong): Data</text:p>
          </table:table-cell>
          <table:table-cell table:style-name="ce1" office:value-type="string" calcext:value-type="string">
            <text:p>Front(): Data</text:p>
          </table:table-cell>
          <table:table-cell table:style-name="ce1" office:value-type="string" calcext:value-type="string">
            <text:p>Back(): Dat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averse(TraverseFun): void</text:p>
          </table:table-cell>
          <table:table-cell table:style-name="ce1" office:value-type="string" calcext:value-type="string">
            <text:p>PreTraverse(TraverseFun): void</text:p>
          </table:table-cell>
          <table:table-cell table:style-name="ce1" office:value-type="string" calcext:value-type="string">
            <text:p>PostTraverse(TraverseFun): voi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SortableL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ort():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ictionaryC: TestableC, “TraversableC”, “MappableC”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sertAll(…): bool</text:p>
          </table:table-cell>
          <table:table-cell table:style-name="ce1" office:value-type="string" calcext:value-type="string">
            <text:p>RemoveAll(…): bool</text:p>
          </table:table-cell>
          <table:table-cell table:style-name="ce1" office:value-type="string" calcext:value-type="string">
            <text:p>InsertSome(…): bool</text:p>
          </table:table-cell>
          <table:table-cell table:style-name="ce1" office:value-type="string" calcext:value-type="string">
            <text:p>RemoveSome(…): bool</text:p>
          </table:table-cell>
          <table:table-cell table:style-name="ce3" office:value-type="string" calcext:value-type="string">
            <text:p>Insert(Data): bool</text:p>
          </table:table-cell>
          <table:table-cell table:style-name="ce3" office:value-type="string" calcext:value-type="string">
            <text:p>Remove(Data): b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20:36:25.329390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08:09:49.326945746</meta:creation-date>
    <dc:date>2024-04-13T01:00:28.937675997</dc:date>
    <meta:editing-duration>PT6H27M41S</meta:editing-duration>
    <meta:editing-cycles>12</meta:editing-cycles>
    <meta:generator>LibreOffice/7.6.5.2$Linux_X86_64 LibreOffice_project/60$Build-2</meta:generator>
    <meta:document-statistic meta:table-count="1" meta:cell-count="51" meta:object-count="0"/>
  </office:meta>
</office:document-meta>
</file>